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Javanese Text" svg:font-family="'Javanese Tex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4pt" style:font-size-asian="14pt" style:font-size-complex="14pt"/>
    </style:style>
    <style:style style:name="P3" style:family="paragraph" style:parent-style-name="Standard">
      <style:text-properties style:font-name="Times New Roman" fo:font-size="13pt" style:font-size-asian="13pt" style:font-size-complex="13pt"/>
    </style:style>
    <style:style style:name="T1" style:family="text">
      <style:text-properties fo:font-size="13pt" style:font-size-asian="13pt" style:font-size-complex="13pt"/>
    </style:style>
    <style:style style:name="T2" style:family="text">
      <style:text-properties style:font-name="Javanese Text"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text:tab/><text:span text:style-name="T1">"The Girl and the Universe" (working title) is about a young girl overcoming her fears and learning about the world by meeting the universe itself. Our protagonist Emily is walking alone in the dark, her only light source is a candle she carries with her.</text:span></text:p>
      <text:p text:style-name="P3"><text:tab/> After a moment, she encounters a light in the darkness which turns out to be the universe. They start interacting by the girl asking innocent questions, such as: „What's your name?“,“How old are you?“ The universe replies, <text:s/>illustrating its answers by shapeshifting into different forms and objects made of light. The answers are vague, <text:s/>„I have too many names“ and „I'm older than time“ Emily becomes more and more confused. </text:p>
      <text:p text:style-name="P3"><text:tab/>Their conversation leads them to talk about fear, as Emily starts talking about her fear of the dark. The universe assures her this is completly normal and it is only bad if fear stops you from reaching your goals. She wonders how she can stop being afraid, and the universe asks whether she is afraid of it or not. She hesitates and the universe transforms into her reflection, while saying there is nothing else to fear. The Universe begins to leave and Emily tries to stop it, but the universe assures her it will always be with her. Emily is left alone and confused.</text:p>
      <text:p text:style-name="P3"><text:tab/> After a moment of thought she blows out her candle. By doing so she can finally see the starlight above her. This last scene is a pivitol moment for Emily, as she decides to face her fears, and put the light out herself, allowing the darkness to cover her. It is only after that, she sees the stars above her, the true form of the Universe. <text:s/></text:p>
      <text:p text:style-name="P3"><text:tab/>Our project is a short 2D animated movie about 1-2 minutes length. We will possibly use Adobe Photoshop or TVPaint to animate our film digital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Javanese Text" svg:font-family="'Javanese Tex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lvetica" style:family="paragraph" style:parent-style-name="Standard">
      <style:text-properties fo:font-size="14pt"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Kristin Buhn</meta:initial-creator>
    <meta:creation-date>2015-04-30T10:13:04.04</meta:creation-date>
    <dc:date>2015-04-30T11:05:45.84</dc:date>
    <dc:creator>Ann-Kristin Buhn</dc:creator>
    <meta:editing-duration>PT52M40S</meta:editing-duration>
    <meta:editing-cycles>9</meta:editing-cycles>
    <meta:generator>OpenOffice/4.1.1$Win32 OpenOffice.org_project/411m6$Build-9775</meta:generator>
    <meta:document-statistic meta:table-count="0" meta:image-count="0" meta:object-count="0" meta:page-count="1" meta:paragraph-count="5" meta:word-count="310" meta:character-count="1746"/>
  </office:meta>
</office:document-meta>
</file>